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5.168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3.46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bf0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 table:print-ranges="schedule.A1:schedule.G4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1637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OT Duty</text:p>
          </table:table-cell>
          <table:table-cell table:style-name="ce1" office:value-type="string" calcext:value-type="string">
            <text:p>Morning</text:p>
          </table:table-cell>
          <table:table-cell table:style-name="ce1" office:value-type="string" calcext:value-type="string">
            <text:p>Evening</text:p>
          </table:table-cell>
          <table:table-cell table:style-name="ce1" office:value-type="string" calcext:value-type="string">
            <text:p>Night</text:p>
          </table:table-cell>
          <table:table-cell table:style-name="ce1" office:value-type="string" calcext:value-type="string">
            <text:p>Night Off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1/09/20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r. Ashok Kumar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Minakshi Mishra</text:p>
          </table:table-cell>
          <table:table-cell office:value-type="string" calcext:value-type="string">
            <text:p>Dr. Saumya Shukl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2/09/202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Dr. Amit Tripathi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Hitesh Kureel</text:p>
          </table:table-cell>
          <table:table-cell office:value-type="string" calcext:value-type="string">
            <text:p>Dr. Minakshi Mish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03/09/2025</text:p>
          </table:table-cell>
          <table:table-cell table:style-name="ce3" office:value-type="string" calcext:value-type="string">
            <text:p>Wed</text:p>
          </table:table-cell>
          <table:table-cell table:style-name="ce3" office:value-type="string" calcext:value-type="string">
            <text:p>Dr. Ashok Kumar</text:p>
          </table:table-cell>
          <table:table-cell table:style-name="ce3" office:value-type="string" calcext:value-type="string">
            <text:p>Dr. Kritika Prasad</text:p>
          </table:table-cell>
          <table:table-cell table:style-name="ce3" office:value-type="string" calcext:value-type="string">
            <text:p>Dr. Madhuri Tripathi</text:p>
          </table:table-cell>
          <table:table-cell table:style-name="ce3" office:value-type="string" calcext:value-type="string">
            <text:p>Dr. Minakshi Mishra</text:p>
          </table:table-cell>
          <table:table-cell table:style-name="ce3" office:value-type="string" calcext:value-type="string">
            <text:p>Dr. Hitesh Kure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4/09/202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Minakshi Mishr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5/09/2025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r. Saumya Shukla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Amit Tripathi</text:p>
          </table:table-cell>
          <table:table-cell office:value-type="string" calcext:value-type="string">
            <text:p>Dr. Abhilasha Mishr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06/09/2025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Dr. Abhilasha Mishra</text:p>
          </table:table-cell>
          <table:table-cell table:style-name="ce4" office:value-type="string" calcext:value-type="string">
            <text:p>Dr. Minakshi Mishra</text:p>
          </table:table-cell>
          <table:table-cell table:style-name="ce4" office:value-type="string" calcext:value-type="string">
            <text:p>Dr. Madhuri Tripathi</text:p>
          </table:table-cell>
          <table:table-cell table:style-name="ce4" office:value-type="string" calcext:value-type="string">
            <text:p>Dr. Hitesh Kureel</text:p>
          </table:table-cell>
          <table:table-cell table:style-name="ce4" office:value-type="string" calcext:value-type="string">
            <text:p>Dr. Amit Tripathi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07/09/2025</text:p>
          </table:table-cell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Dr. Abhilasha Mishra</text:p>
          </table:table-cell>
          <table:table-cell table:number-columns-repeated="2" table:style-name="ce5" office:value-type="string" calcext:value-type="string">
            <text:p>Dr. Madhuri Tripathi</text:p>
          </table:table-cell>
          <table:table-cell table:style-name="ce5" office:value-type="string" calcext:value-type="string">
            <text:p>Dr. Abhilasha Mishra</text:p>
          </table:table-cell>
          <table:table-cell table:style-name="ce5" office:value-type="string" calcext:value-type="string">
            <text:p>Dr. Hitesh Kure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8/09/20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r. Ashok Kumar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Abhilasha Mishr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9/09/202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Dr. Amit Tripathi</text:p>
          </table:table-cell>
          <table:table-cell office:value-type="string" calcext:value-type="string">
            <text:p>Dr. Hitesh Kureel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Minakshi Mishra</text:p>
          </table:table-cell>
          <table:table-cell office:value-type="string" calcext:value-type="string">
            <text:p>Dr. Kritika Prasad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10/09/2025</text:p>
          </table:table-cell>
          <table:table-cell table:style-name="ce3" office:value-type="string" calcext:value-type="string">
            <text:p>Wed</text:p>
          </table:table-cell>
          <table:table-cell table:style-name="ce3" office:value-type="string" calcext:value-type="string">
            <text:p>Dr. Abhilasha Mishra</text:p>
          </table:table-cell>
          <table:table-cell table:style-name="ce3" office:value-type="string" calcext:value-type="string">
            <text:p>Dr. Hitesh Kureel</text:p>
          </table:table-cell>
          <table:table-cell table:style-name="ce3" office:value-type="string" calcext:value-type="string">
            <text:p>Dr. Madhuri Tripathi</text:p>
          </table:table-cell>
          <table:table-cell table:style-name="ce3" office:value-type="string" calcext:value-type="string">
            <text:p>Dr. Kritika Prasad</text:p>
          </table:table-cell>
          <table:table-cell table:style-name="ce3" office:value-type="string" calcext:value-type="string">
            <text:p>Dr. Minakshi Mishr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1/09/202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Kritika Prasa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2/09/2025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r. Saumya Shukla</text:p>
          </table:table-cell>
          <table:table-cell office:value-type="string" calcext:value-type="string">
            <text:p>Dr. Hitesh Kureel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Minakshi Mishra</text:p>
          </table:table-cell>
          <table:table-cell office:value-type="string" calcext:value-type="string">
            <text:p>Dr. Abhilasha Mishr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13/09/2025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Dr. Saumya Shukla</text:p>
          </table:table-cell>
          <table:table-cell table:style-name="ce4" office:value-type="string" calcext:value-type="string">
            <text:p>Dr. Kritika Prasad</text:p>
          </table:table-cell>
          <table:table-cell table:style-name="ce4" office:value-type="string" calcext:value-type="string">
            <text:p>Dr. Madhuri Tripathi</text:p>
          </table:table-cell>
          <table:table-cell table:style-name="ce4" office:value-type="string" calcext:value-type="string">
            <text:p>Dr. Hitesh Kureel</text:p>
          </table:table-cell>
          <table:table-cell table:style-name="ce4" office:value-type="string" calcext:value-type="string">
            <text:p>Dr. Minakshi Mishra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14/09/2025</text:p>
          </table:table-cell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Dr. Saumya Shukla</text:p>
          </table:table-cell>
          <table:table-cell table:number-columns-repeated="2" table:style-name="ce5" office:value-type="string" calcext:value-type="string">
            <text:p>Dr. Minakshi Mishra</text:p>
          </table:table-cell>
          <table:table-cell table:style-name="ce5" office:value-type="string" calcext:value-type="string">
            <text:p>Dr. Saumya Shukla</text:p>
          </table:table-cell>
          <table:table-cell table:style-name="ce5" office:value-type="string" calcext:value-type="string">
            <text:p>Dr. Hitesh Kure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/09/20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r. Ashok Kumar</text:p>
          </table:table-cell>
          <table:table-cell office:value-type="string" calcext:value-type="string">
            <text:p>Dr. Hitesh Kureel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Saumya Shukl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/09/202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Dr. Amit Tripathi</text:p>
          </table:table-cell>
          <table:table-cell office:value-type="string" calcext:value-type="string">
            <text:p>Dr. Hitesh Kureel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Kritika Prasad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17/09/2025</text:p>
          </table:table-cell>
          <table:table-cell table:style-name="ce3" office:value-type="string" calcext:value-type="string">
            <text:p>Wed</text:p>
          </table:table-cell>
          <table:table-cell table:style-name="ce3" office:value-type="string" calcext:value-type="string">
            <text:p>Dr. Saumya Shukla</text:p>
          </table:table-cell>
          <table:table-cell table:style-name="ce3" office:value-type="string" calcext:value-type="string">
            <text:p>Dr. Kritika Prasad</text:p>
          </table:table-cell>
          <table:table-cell table:style-name="ce3" office:value-type="string" calcext:value-type="string">
            <text:p>Dr. Madhuri Tripathi</text:p>
          </table:table-cell>
          <table:table-cell table:style-name="ce3" office:value-type="string" calcext:value-type="string">
            <text:p>Dr. Ashok Kumar</text:p>
          </table:table-cell>
          <table:table-cell table:style-name="ce3" office:value-type="string" calcext:value-type="string">
            <text:p>Dr. Rashmi Sharm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8/09/202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Ashok Kuma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/09/2025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r. Saumya Shukla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Abhilasha Mishr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0/09/2025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Dr. Ashok Kumar</text:p>
          </table:table-cell>
          <table:table-cell table:style-name="ce4" office:value-type="string" calcext:value-type="string">
            <text:p>Dr. Minakshi Mishra</text:p>
          </table:table-cell>
          <table:table-cell table:style-name="ce4" office:value-type="string" calcext:value-type="string">
            <text:p>Dr. Kritika Prasad</text:p>
          </table:table-cell>
          <table:table-cell table:style-name="ce4" office:value-type="string" calcext:value-type="string">
            <text:p>Dr. Hitesh Kureel</text:p>
          </table:table-cell>
          <table:table-cell table:style-name="ce4" office:value-type="string" calcext:value-type="string">
            <text:p>Dr. Rashmi Sharma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21/09/2025</text:p>
          </table:table-cell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Dr. Ashok Kumar</text:p>
          </table:table-cell>
          <table:table-cell table:number-columns-repeated="2" table:style-name="ce5" office:value-type="string" calcext:value-type="string">
            <text:p>Dr. Rashmi Sharma</text:p>
          </table:table-cell>
          <table:table-cell table:style-name="ce5" office:value-type="string" calcext:value-type="string">
            <text:p>Dr. Minakshi Mishra</text:p>
          </table:table-cell>
          <table:table-cell table:style-name="ce5" office:value-type="string" calcext:value-type="string">
            <text:p>Dr. Hitesh Kure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/09/20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r. Ashok Kumar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Saumya Shukla</text:p>
          </table:table-cell>
          <table:table-cell office:value-type="string" calcext:value-type="string">
            <text:p>Dr. Minakshi Mishr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3/09/202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Dr. Amit Tripathi</text:p>
          </table:table-cell>
          <table:table-cell office:value-type="string" calcext:value-type="string">
            <text:p>Dr. Minakshi Mishr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Saumya Shukl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24/09/2025</text:p>
          </table:table-cell>
          <table:table-cell table:style-name="ce3" office:value-type="string" calcext:value-type="string">
            <text:p>Wed</text:p>
          </table:table-cell>
          <table:table-cell table:style-name="ce3" office:value-type="string" calcext:value-type="string">
            <text:p>Dr. Amit Tripathi</text:p>
          </table:table-cell>
          <table:table-cell table:style-name="ce3" office:value-type="string" calcext:value-type="string">
            <text:p>Dr. Minakshi Mishra</text:p>
          </table:table-cell>
          <table:table-cell table:style-name="ce3" office:value-type="string" calcext:value-type="string">
            <text:p>Dr. Madhuri Tripathi</text:p>
          </table:table-cell>
          <table:table-cell table:style-name="ce3" office:value-type="string" calcext:value-type="string">
            <text:p>Dr. Hitesh Kureel</text:p>
          </table:table-cell>
          <table:table-cell table:style-name="ce3" office:value-type="string" calcext:value-type="string">
            <text:p>Dr. Rashmi Sharm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5/09/202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Abhilasha Mishra</text:p>
          </table:table-cell>
          <table:table-cell office:value-type="string" calcext:value-type="string">
            <text:p>Dr. Hitesh Kure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6/09/2025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r. Saumya Shukla</text:p>
          </table:table-cell>
          <table:table-cell office:value-type="string" calcext:value-type="string">
            <text:p>Dr. Minakshi Mishra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Abhilasha Mishr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27/09/2025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Dr. Amit Tripathi</text:p>
          </table:table-cell>
          <table:table-cell table:style-name="ce4" office:value-type="string" calcext:value-type="string">
            <text:p>Dr. Minakshi Mishra</text:p>
          </table:table-cell>
          <table:table-cell table:style-name="ce4" office:value-type="string" calcext:value-type="string">
            <text:p>Dr. Madhuri Tripathi</text:p>
          </table:table-cell>
          <table:table-cell table:style-name="ce4" office:value-type="string" calcext:value-type="string">
            <text:p>Dr. Hitesh Kureel</text:p>
          </table:table-cell>
          <table:table-cell table:style-name="ce4" office:value-type="string" calcext:value-type="string">
            <text:p>Dr. Kritika Prasad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28/09/2025</text:p>
          </table:table-cell>
          <table:table-cell table:style-name="ce5" office:value-type="string" calcext:value-type="string">
            <text:p>Sun</text:p>
          </table:table-cell>
          <table:table-cell table:style-name="ce5" office:value-type="string" calcext:value-type="string">
            <text:p>Dr. Amit Tripathi</text:p>
          </table:table-cell>
          <table:table-cell table:number-columns-repeated="2" table:style-name="ce5" office:value-type="string" calcext:value-type="string">
            <text:p>Dr. Kritika Prasad</text:p>
          </table:table-cell>
          <table:table-cell table:style-name="ce5" office:value-type="string" calcext:value-type="string">
            <text:p>Dr. Amit Tripathi</text:p>
          </table:table-cell>
          <table:table-cell table:style-name="ce5" office:value-type="string" calcext:value-type="string">
            <text:p>Dr. Hitesh Kuree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9/09/20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r. Ashok Kumar</text:p>
          </table:table-cell>
          <table:table-cell office:value-type="string" calcext:value-type="string">
            <text:p>Dr. Hitesh Kureel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Kritika Prasad</text:p>
          </table:table-cell>
          <table:table-cell office:value-type="string" calcext:value-type="string">
            <text:p>Dr. Amit Tripath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0/09/2025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Dr. Amit Tripathi</text:p>
          </table:table-cell>
          <table:table-cell office:value-type="string" calcext:value-type="string">
            <text:p>Dr. Hitesh Kureel</text:p>
          </table:table-cell>
          <table:table-cell office:value-type="string" calcext:value-type="string">
            <text:p>Dr. Madhuri Tripathi</text:p>
          </table:table-cell>
          <table:table-cell office:value-type="string" calcext:value-type="string">
            <text:p>Dr. Rashmi Sharma</text:p>
          </table:table-cell>
          <table:table-cell office:value-type="string" calcext:value-type="string">
            <text:p>Dr. Kritika Prasad</text:p>
          </table:table-cell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6" office:value-type="string" calcext:value-type="string">
            <text:p>Doctor</text:p>
          </table:table-cell>
          <table:table-cell table:style-name="ce6" office:value-type="string" calcext:value-type="string">
            <text:p>No. of OTs</text:p>
          </table:table-cell>
          <table:table-cell table:style-name="ce6" office:value-type="string" calcext:value-type="string">
            <text:p>No. of Nights</text:p>
          </table:table-cell>
          <table:table-cell table:style-name="Default"/>
          <table:table-cell table:style-name="ce6" office:value-type="string" calcext:value-type="string">
            <text:p>Leaves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Dr. Hitesh Kureel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Dr. Madhuri Tripathi</text:p>
          </table:table-cell>
          <table:table-cell office:value-type="string" calcext:value-type="string">
            <text:p>20, 21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Dr. Abhilasha Mishr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Dr. Amit Tripathi</text:p>
          </table:table-cell>
          <table:table-cell office:value-type="string" calcext:value-type="string">
            <text:p>20, 21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Dr. Kritika Prasad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Dr. Minakshi Mishr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Dr. Rashmi Sharma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Dr. Amit Tripathi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Dr. Saumya Shukl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Dr. Ashok Kum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6377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2" table:style-name="ce6"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16377"/>
        </table:table-row>
      </table:table>
      <table:table table:name="stats" table:style-name="ta2">
        <office:forms form:automatic-focus="false" form:apply-design-mode="false"/>
        <table:table-column table:style-name="co5" table:default-cell-style-name="Default"/>
        <table:table-column table:style-name="co4" table:number-columns-repeated="16383" table:default-cell-style-name="Default"/>
        <table:table-row table:style-name="ro1">
          <table:table-cell table:style-name="ce7" office:value-type="string" calcext:value-type="string">
            <text:p>doctor</text:p>
          </table:table-cell>
          <table:table-cell table:style-name="ce7" office:value-type="string" calcext:value-type="string">
            <text:p>ot_duty</text:p>
          </table:table-cell>
          <table:table-cell table:style-name="ce7" office:value-type="string" calcext:value-type="string">
            <text:p>morning</text:p>
          </table:table-cell>
          <table:table-cell table:style-name="ce7" office:value-type="string" calcext:value-type="string">
            <text:p>evening</text:p>
          </table:table-cell>
          <table:table-cell table:style-name="ce7" office:value-type="string" calcext:value-type="string">
            <text:p>night</text:p>
          </table:table-cell>
          <table:table-cell table:style-name="ce7" office:value-type="string" calcext:value-type="string">
            <text:p>working_days</text:p>
          </table:table-cell>
          <table:table-cell table:style-name="ce7" office:value-type="string" calcext:value-type="string">
            <text:p>total_shif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Abhilasha Mishr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4, 'Thu', 'night')|(4, 'Thu', 'ot_duty')|(6, 'Sat', 'ot_duty')|(7, 'Sun', 'night')|(7, 'Sun', 'ot_duty')|(10, 'Wed', 'ot_duty')|(11, 'Thu', 'night')|(11, 'Thu', 'ot_duty')|(18, 'Thu', 'night')|(18, 'Thu', 'ot_duty')|(23, 'Tue', 'ot_duty')|(25, 'Thu', 'night')|(25, 'Thu', 'ot_duty')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Ashok Kuma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, 'Mon', 'ot_duty')|(3, 'Wed', 'ot_duty')|(8, 'Mon', 'ot_duty')|(15, 'Mon', 'ot_duty')|(17, 'Wed', 'night')|(20, 'Sat', 'ot_duty')|(21, 'Sun', 'ot_duty')|(22, 'Mon', 'ot_duty')|(29, 'Mon', 'ot_duty')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Amit Tripath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2, 'Tue', 'ot_duty')|(5, 'Fri', 'night')|(9, 'Tue', 'ot_duty')|(16, 'Tue', 'ot_duty')|(24, 'Wed', 'ot_duty')|(27, 'Sat', 'ot_duty')|(28, 'Sun', 'night')|(28, 'Sun', 'ot_duty')|(30, 'Tue', 'ot_duty')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Saumya Shukl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5, 'Fri', 'ot_duty')|(12, 'Fri', 'ot_duty')|(13, 'Sat', 'ot_duty')|(14, 'Sun', 'night')|(14, 'Sun', 'ot_duty')|(17, 'Wed', 'ot_duty')|(19, 'Fri', 'ot_duty')|(22, 'Mon', 'night')|(26, 'Fri', 'ot_duty')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Kritika Prasa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, 'Mon', 'morning')|(2, 'Tue', 'morning')|(3, 'Wed', 'morning')|(8, 'Mon', 'night')|(10, 'Wed', 'night')|(13, 'Sat', 'morning')|(15, 'Mon', 'night')|(17, 'Wed', 'morning')|(19, 'Fri', 'morning')|(20, 'Sat', 'evening')|(22, 'Mon', 'morning')|(26, 'Fri', 'night')|(28, 'Sun', 'evening')|(28, 'Sun', 'morning')|(29, 'Mon', 'night')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Minakshi Mish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, 'Mon', 'night')|(3, 'Wed', 'night')|(6, 'Sat', 'morning')|(9, 'Tue', 'night')|(12, 'Fri', 'night')|(14, 'Sun', 'evening')|(14, 'Sun', 'morning')|(20, 'Sat', 'morning')|(21, 'Sun', 'night')|(23, 'Tue', 'morning')|(24, 'Wed', 'morning')|(26, 'Fri', 'morning')|(27, 'Sat', 'morning')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Rashmi Shar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4, 'Thu', 'morning')|(5, 'Fri', 'morning')|(8, 'Mon', 'morning')|(11, 'Thu', 'morning')|(16, 'Tue', 'night')|(18, 'Thu', 'morning')|(19, 'Fri', 'night')|(21, 'Sun', 'evening')|(21, 'Sun', 'morning')|(23, 'Tue', 'night')|(25, 'Thu', 'morning')|(30, 'Tue', 'night')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Hitesh Kure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, 'Tue', 'night')|(6, 'Sat', 'night')|(9, 'Tue', 'morning')|(10, 'Wed', 'morning')|(12, 'Fri', 'morning')|(13, 'Sat', 'night')|(15, 'Mon', 'morning')|(16, 'Tue', 'morning')|(20, 'Sat', 'night')|(24, 'Wed', 'night')|(27, 'Sat', 'night')|(29, 'Mon', 'morning')|(30, 'Tue', 'morning')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. Madhuri Tripat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, 'Mon', 'evening')|(2, 'Tue', 'evening')|(3, 'Wed', 'evening')|(4, 'Thu', 'evening')|(5, 'Fri', 'evening')|(6, 'Sat', 'evening')|(7, 'Sun', 'evening')|(7, 'Sun', 'morning')|(8, 'Mon', 'evening')|(9, 'Tue', 'evening')|(10, 'Wed', 'evening')|(11, 'Thu', 'evening')|(12, 'Fri', 'evening')|(13, 'Sat', 'evening')|(15, 'Mon', 'evening')|(16, 'Tue', 'evening')|(17, 'Wed', 'evening')|(18, 'Thu', 'evening')|(19, 'Fri', 'evening')|(22, 'Mon', 'evening')|(23, 'Tue', 'evening')|(24, 'Wed', 'evening')|(25, 'Thu', 'evening')|(26, 'Fri', 'evening')|(27, 'Sat', 'evening')|(29, 'Mon', 'evening')|(30, 'Tue', 'evening')</text:p>
          </table:table-cell>
          <table:table-cell office:value-type="float" office:value="27" calcext:value-type="float">
            <text:p>27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0" table:target-range-address="schedule.A1:schedule.G31" table:display-filter-buttons="true"/>
        <table:database-range table:name="__Anonymous_Sheet_DB__1" table:target-range-address="stats.A1:stats.G1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0.677cm" fo:margin-bottom="2.54cm" fo:margin-left="0.423cm" fo:margin-right="0.46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hedule" style:display-name="PageStyle_schedu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08-28T17:09:46</meta:creation-date>
    <dc:date>2025-08-28T22:53:06.769788000</dc:date>
    <meta:generator>LibreOffice/25.2.4.3$MacOSX_AARCH64 LibreOffice_project/33e196637044ead23f5c3226cde09b47731f7e27</meta:generator>
    <meta:editing-duration>PT10M47S</meta:editing-duration>
    <meta:editing-cycles>3</meta:editing-cycles>
    <meta:print-date>2025-08-28T22:52:00.368457000</meta:print-date>
    <meta:printed-by>PDF files</meta:printed-by>
    <meta:document-statistic meta:table-count="2" meta:cell-count="322" meta:object-count="0"/>
    <meta:user-defined meta:name="AppVersion">3.1</meta:user-defined>
  </office:meta>
</office:document-meta>
</file>